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QUESO PAUCAR, CIR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9816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QUESO PAUCAR, CIR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9816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ZURITA CORTEZ, YENI MARGOT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007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44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